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6d74c" officeooo:paragraph-rsid="0016d74c"/>
    </style:style>
    <style:style style:name="P2" style:family="paragraph" style:parent-style-name="Standard">
      <style:paragraph-properties fo:text-align="justify" style:justify-single-word="false"/>
      <style:text-properties officeooo:rsid="0017858c" officeooo:paragraph-rsid="0017858c"/>
    </style:style>
    <style:style style:name="P3" style:family="paragraph" style:parent-style-name="Standard">
      <style:paragraph-properties fo:text-align="justify" style:justify-single-word="false"/>
      <style:text-properties officeooo:paragraph-rsid="0017858c"/>
    </style:style>
    <style:style style:name="P4" style:family="paragraph" style:parent-style-name="Standard">
      <style:paragraph-properties fo:text-align="justify" style:justify-single-word="false"/>
      <style:text-properties officeooo:rsid="0017d5bc" officeooo:paragraph-rsid="0017d5bc"/>
    </style:style>
    <style:style style:name="T1" style:family="text">
      <style:text-properties officeooo:rsid="0017858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1.</text:p>
      <text:p text:style-name="P1">La méthode pack() change les dimensions de la fenêtre en fonction des éléments, il est donc logique d'utiliser le setLocationRelative(null) après le pack. Dans le cas inverse, on positionnerait la fenêtre au milieu de l'écran, pour ensuite changer sa dimension et donc elle ne serait plus parfaitement centrée.</text:p>
      <text:p text:style-name="P1"/>
      <text:p text:style-name="P2">Q5.</text:p>
      <text:p text:style-name="P3"><text:span text:style-name="T1">Il est possible d’interagir avec la </text:span>JFrame<text:span text:style-name="T1"> lorsque la fenêtre JDialog est non modale. Lorsqu'elle est modale, la JFrame est affichée seulement lorsque l'on close le JDialog.</text:span></text:p>
      <text:p text:style-name="P3"/>
      <text:p text:style-name="P4">Q6.</text:p>
      <text:p text:style-name="P4">Les éléments se redimensionnent afin de prendre tout l'espace possible.</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ukrou Malik</meta:initial-creator>
    <meta:creation-date>2016-03-01T11:00:11.038006312</meta:creation-date>
    <dc:date>2016-03-01T12:02:18.639891420</dc:date>
    <dc:creator>Boukrou Malik</dc:creator>
    <meta:editing-duration>PT16M47S</meta:editing-duration>
    <meta:editing-cycles>2</meta:editing-cycles>
    <meta:generator>LibreOffice/4.3.3.2$Linux_X86_64 LibreOffice_project/430m0$Build-2</meta:generator>
    <meta:document-statistic meta:table-count="0" meta:image-count="0" meta:object-count="0" meta:page-count="1" meta:paragraph-count="6" meta:word-count="88" meta:character-count="563" meta:non-whitespace-character-count="481"/>
  </office:meta>
</office:document-meta>
</file>